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3.699cm" svg:height="16.601cm" svg:x="17.16cm" svg:y="0.895cm">
            <draw:object draw:notify-on-update-of-ranges="Лист1.A2:Лист1.A101 Лист1.B1:Лист1.B1 Лист1.B2:Лист1.B101 Лист1.A2:Лист1.A101 Лист1.C1:Лист1.C1 Лист1.C2:Лист1.C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455cm" svg:height="16.579cm" svg:x="15.867cm" svg:y="17.611cm">
            <draw:object draw:notify-on-update-of-ranges="Лист1.A2:Лист1.A101 Лист1.B2:Лист1.B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.482cm" svg:height="16.601cm" svg:x="15.923cm" svg:y="36.126cm">
            <draw:object draw:notify-on-update-of-ranges="Лист1.A2:Лист1.A101 Лист1.C2:Лист1.C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Дейкстры на 2-куче</text:p>
          </table:table-cell>
          <table:table-cell office:value-type="string" calcext:value-type="string">
            <text:p>Дейкстры с метками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2" calcext:value-type="float">
            <text:p>1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0" calcext:value-type="float">
            <text:p>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3" calcext:value-type="float">
            <text:p>2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2" calcext:value-type="float">
            <text:p>2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1" calcext:value-type="float">
            <text:p>3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1" calcext:value-type="float">
            <text:p>4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5" calcext:value-type="float">
            <text:p>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3" calcext:value-type="float">
            <text:p>3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7" calcext:value-type="float">
            <text:p>3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40" calcext:value-type="float">
            <text:p>4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5" calcext:value-type="float">
            <text:p>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30" calcext:value-type="float">
            <text:p>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34" calcext:value-type="float">
            <text:p>3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" calcext:value-type="float">
            <text:p>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4" calcext:value-type="float">
            <text:p>3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53" calcext:value-type="float">
            <text:p>5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51" calcext:value-type="float">
            <text:p>5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6" calcext:value-type="float">
            <text:p>4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56" calcext:value-type="float">
            <text:p>5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52" calcext:value-type="float">
            <text:p>5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54" calcext:value-type="float">
            <text:p>5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45" calcext:value-type="float">
            <text:p>4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73" calcext:value-type="float">
            <text:p>7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54" calcext:value-type="float">
            <text:p>5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72" calcext:value-type="float">
            <text:p>7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73" calcext:value-type="float">
            <text:p>7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69" calcext:value-type="float">
            <text:p>6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73" calcext:value-type="float">
            <text:p>7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75" calcext:value-type="float">
            <text:p>7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64" calcext:value-type="float">
            <text:p>6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54" calcext:value-type="float">
            <text:p>5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89" calcext:value-type="float">
            <text:p>8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61" calcext:value-type="float">
            <text:p>6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89" calcext:value-type="float">
            <text:p>8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77" calcext:value-type="float">
            <text:p>7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71" calcext:value-type="float">
            <text:p>7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04" calcext:value-type="float">
            <text:p>10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76" calcext:value-type="float">
            <text:p>7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93" calcext:value-type="float">
            <text:p>9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91" calcext:value-type="float">
            <text:p>9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62" calcext:value-type="float">
            <text:p>6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02" calcext:value-type="float">
            <text:p>10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75" calcext:value-type="float">
            <text:p>7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64" calcext:value-type="float">
            <text:p>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73" calcext:value-type="float">
            <text:p>7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79" calcext:value-type="float">
            <text:p>7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96" calcext:value-type="float">
            <text:p>9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98" calcext:value-type="float">
            <text:p>9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88" calcext:value-type="float">
            <text:p>8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85" calcext:value-type="float">
            <text:p>8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91" calcext:value-type="float">
            <text:p>9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22" calcext:value-type="float">
            <text:p>12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97" calcext:value-type="float">
            <text:p>9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76" calcext:value-type="float">
            <text:p>7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73" calcext:value-type="float">
            <text:p>7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42" calcext:value-type="float">
            <text:p>14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05" calcext:value-type="float">
            <text:p>10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05" calcext:value-type="float">
            <text:p>10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09" calcext:value-type="float">
            <text:p>10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22" calcext:value-type="float">
            <text:p>12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86" calcext:value-type="float">
            <text:p>8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91" calcext:value-type="float">
            <text:p>9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85" calcext:value-type="float">
            <text:p>8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59" calcext:value-type="float">
            <text:p>15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108" calcext:value-type="float">
            <text:p>10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87" calcext:value-type="float">
            <text:p>8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112" calcext:value-type="float">
            <text:p>11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86" calcext:value-type="float">
            <text:p>8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02" calcext:value-type="float">
            <text:p>10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121" calcext:value-type="float">
            <text:p>12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96" calcext:value-type="float">
            <text:p>9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127" calcext:value-type="float">
            <text:p>12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07" calcext:value-type="float">
            <text:p>10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96" calcext:value-type="float">
            <text:p>9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124" calcext:value-type="float">
            <text:p>12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134" calcext:value-type="float">
            <text:p>1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94" calcext:value-type="float">
            <text:p>94</text:p>
          </table:table-cell>
          <table:table-cell office:value-type="float" office:value="372" calcext:value-type="float">
            <text:p>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 style:data-style-name="N2" text:time-value="16:36:01.6124480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7:37:24.612637523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3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cm" svg:height="16.602cm" xlink:href=".." xlink:type="simple" chart:class="chart:scatter" chart:style-name="ch1">
        <chart:plot-area chart:style-name="ch2" table:cell-range-address="Лист1.A2:Лист1.C101 Лист1.B1:Лист1.C1" chart:data-source-has-labels="row" svg:x="0.776cm" svg:y="0.298cm" svg:width="32.351cm" svg:height="15.936cm">
          <chartooo:coordinate-region svg:x="1.583cm" svg:y="0.497cm" svg:width="30.801cm" svg:height="15.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2:Лист1.B101" chart:label-cell-address="Лист1.B1:Лист1.B1" chart:class="chart:scatter">
            <chart:domain table:cell-range-address="Лист1.A2:Лист1.A101"/>
            <chart:regression-curve chart:style-name="ch6"/>
            <chart:data-point chart:repeated="100"/>
          </chart:series>
          <chart:series chart:style-name="ch7" chart:values-cell-range-address="Лист1.C2:Лист1.C101" chart:label-cell-address="Лист1.C1:Лист1.C1" chart:class="chart:scatter">
            <chart:regression-curve chart:style-name="ch8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Дейкстры на 2-куче</text:p>
                <draw:g>
                  <svg:desc>Лист1.B1:Лист1.B1</svg:desc>
                </draw:g>
              </table:table-cell>
              <table:table-cell office:value-type="string">
                <text:p>Дейкстры с метками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0">
                <text:p>0</text:p>
                <draw:g>
                  <svg:desc>Лист1.B2:Лист1.B101</svg:desc>
                </draw:g>
              </table:table-cell>
              <table:table-cell office:value-type="float" office:value="320">
                <text:p>320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">
                <text:p>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2">
                <text:p>1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1">
                <text:p>1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0">
                <text:p>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2">
                <text:p>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2">
                <text:p>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4">
                <text:p>1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0">
                <text:p>2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14">
                <text:p>1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3">
                <text:p>2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22">
                <text:p>2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23">
                <text:p>2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1">
                <text:p>3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41">
                <text:p>4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5">
                <text:p>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3">
                <text:p>3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7">
                <text:p>3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0">
                <text:p>4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5">
                <text:p>4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0">
                <text:p>3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42">
                <text:p>4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4">
                <text:p>3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29">
                <text:p>2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0">
                <text:p>3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4">
                <text:p>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53">
                <text:p>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49">
                <text:p>4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51">
                <text:p>5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46">
                <text:p>4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56">
                <text:p>5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51">
                <text:p>5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52">
                <text:p>5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52">
                <text:p>5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54">
                <text:p>5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45">
                <text:p>4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73">
                <text:p>7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54">
                <text:p>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72">
                <text:p>7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73">
                <text:p>7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69">
                <text:p>6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73">
                <text:p>7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75">
                <text:p>7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64">
                <text:p>6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54">
                <text:p>5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89">
                <text:p>8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61">
                <text:p>6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89">
                <text:p>8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77">
                <text:p>7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71">
                <text:p>7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61">
                <text:p>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04">
                <text:p>10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76">
                <text:p>7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93">
                <text:p>9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91">
                <text:p>9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62">
                <text:p>6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102">
                <text:p>10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75">
                <text:p>7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65">
                <text:p>6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60">
                <text:p>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64">
                <text:p>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73">
                <text:p>7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9">
                <text:p>7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96">
                <text:p>9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98">
                <text:p>9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88">
                <text:p>8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85">
                <text:p>8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91">
                <text:p>9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122">
                <text:p>1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97">
                <text:p>9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00">
                <text:p>1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10">
                <text:p>11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76">
                <text:p>7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79">
                <text:p>7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73">
                <text:p>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42">
                <text:p>14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05">
                <text:p>10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105">
                <text:p>10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09">
                <text:p>10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22">
                <text:p>12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86">
                <text:p>8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91">
                <text:p>9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85">
                <text:p>8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00">
                <text:p>1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59">
                <text:p>1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08">
                <text:p>10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87">
                <text:p>8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12">
                <text:p>11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86">
                <text:p>8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02">
                <text:p>10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121">
                <text:p>12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96">
                <text:p>9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127">
                <text:p>1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20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107">
                <text:p>10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96">
                <text:p>9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24">
                <text:p>12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134">
                <text:p>13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94">
                <text:p>94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56cm" svg:height="16.58cm" xlink:href=".." xlink:type="simple" chart:class="chart:scatter" chart:style-name="ch1">
        <chart:legend chart:legend-position="end" svg:x="30.646cm" svg:y="7.742cm" style:legend-expansion="high" chart:style-name="ch2"/>
        <chart:plot-area chart:style-name="ch3" table:cell-range-address="Лист1.A2:Лист1.B101" svg:x="0.709cm" svg:y="0.331cm" svg:width="29.228cm" svg:height="15.918cm">
          <chartooo:coordinate-region svg:x="1.516cm" svg:y="0.53cm" svg:width="27.678cm" svg:height="15.0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class="chart:scatter">
            <chart:domain table:cell-range-address="Лист1.A2:Лист1.A101"/>
            <chart:regression-curve chart:style-name="ch7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0">
                <text:p>0</text:p>
                <draw:g>
                  <svg:desc>Лист1.B2:Лист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483cm" svg:height="16.602cm" xlink:href=".." xlink:type="simple" chart:class="chart:scatter" chart:style-name="ch1">
        <chart:plot-area chart:style-name="ch2" table:cell-range-address="Лист1.A2:Лист1.A101 Лист1.C2:Лист1.C101" svg:x="0.709cm" svg:y="0.332cm" svg:width="34.065cm" svg:height="15.938cm">
          <chartooo:coordinate-region svg:x="1.516cm" svg:y="0.532cm" svg:width="32.515cm" svg:height="15.09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C2:Лист1.C101" chart:class="chart:scatter">
            <chart:domain table:cell-range-address="Лист1.A2:Лист1.A101"/>
            <chart:regression-curve chart:style-name="ch6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320">
                <text:p>320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